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5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%rek</text:p>
          </table:table-cell>
          <table:table-cell table:style-name="ce1" office:value-type="string" calcext:value-type="string">
            <text:p>%rjo</text:p>
          </table:table-cell>
          <table:table-cell table:style-name="ce1" office:value-type="string" calcext:value-type="string">
            <text:p>%r9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char* read_addr</text:p>
          </table:table-cell>
          <table:table-cell table:style-name="ce1" office:value-type="string" calcext:value-type="string">
            <text:p>char* write_addr</text:p>
          </table:table-cell>
          <table:table-cell table:style-name="ce1" office:value-type="string" calcext:value-type="string">
            <text:p><text:s/>int read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char* buf_addr</text:p>
          </table:table-cell>
          <table:table-cell table:style-name="ce1" office:value-type="string" calcext:value-type="string">
            <text:p>char *write_addr</text:p>
          </table:table-cell>
          <table:table-cell table:style-name="ce1" office:value-type="string" calcext:value-type="string">
            <text:p>int write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char* file_name </text:p>
          </table:table-cell>
          <table:table-cell table:style-name="ce1" office:value-type="string" calcext:value-type="string">
            <text:p>char *write_addr</text:p>
          </table:table-cell>
          <table:table-cell table:style-name="ce1" office:value-type="string" calcext:value-type="string">
            <text:p>int write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int *file_id</text:p>
          </table:table-cell>
          <table:table-cell table:number-columns-repeated="1638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ll</text:p>
          </table:table-cell>
          <table:table-cell table:number-columns-repeated="163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xit</text:p>
          </table:table-cell>
          <table:table-cell table:number-columns-repeated="163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leep</text:p>
          </table:table-cell>
          <table:table-cell table:number-columns-repeated="163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et Window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00-00-00</text:date>, <text:time style:data-style-name="N2" text:time-value="19:41:03.2950619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29:06.459923756</meta:creation-date>
    <dc:date>2024-10-12T19:41:12.395411700</dc:date>
    <meta:editing-duration>PT2H31M11S</meta:editing-duration>
    <meta:editing-cycles>10</meta:editing-cycles>
    <meta:generator>LibreOffice/24.2.6.2$Linux_X86_64 LibreOffice_project/420$Build-2</meta:generator>
    <meta:document-statistic meta:table-count="1" meta:cell-count="31" meta:object-count="0"/>
  </office:meta>
</office:document-meta>
</file>